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56.18mm"/>
    </style:style>
    <style:style style:name="co3" style:family="table-column">
      <style:table-column-properties fo:break-before="auto" style:column-width="94.58mm"/>
    </style:style>
    <style:style style:name="co4" style:family="table-column">
      <style:table-column-properties fo:break-before="auto" style:column-width="69.51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2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font-name="Arial" fo:font-size="12pt" style:font-size-asian="12pt" style:font-size-complex="12pt"/>
    </style:style>
    <style:style style:name="ce3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5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fo:background-color="#00ff66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fo:background-color="#00ff66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13" style:family="table-cell" style:parent-style-name="Default">
      <style:table-cell-properties fo:background-color="#cccccc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00cccc" style:text-align-source="fix" style:repeat-content="false" fo:border="0.06pt solid #0066ff" style:vertical-align="middle"/>
      <style:paragraph-properties fo:text-align="center" fo:margin-left="0mm"/>
      <style:text-properties style:font-name="Arial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ff"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mm"/>
      <style:text-properties fo:color="#ffffff" style:font-name="Arial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66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mps_de_travail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2" table:default-cell-style-name="ce12"/>
        <table:table-column table:style-name="co3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5" table:default-cell-style-name="ce12"/>
        <table:table-row table:style-name="ro1">
          <table:table-cell table:style-name="ce1" office:value-type="string" calcext:value-type="string">
            <text:p> 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a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e</text:p>
          </table:table-cell>
          <table:table-cell table:style-name="ce5" office:value-type="string" calcext:value-type="string">
            <text:p>Ve</text:p>
          </table:table-cell>
          <table:table-cell table:style-name="ce5" office:value-type="string" calcext:value-type="string">
            <text:p>Sa</text:p>
          </table:table-cell>
          <table:table-cell table:style-name="ce20" office:value-type="string" calcext:value-type="string">
            <text:p>Di</text:p>
          </table:table-cell>
          <table:table-cell table:style-name="ce20" office:value-type="string" calcext:value-type="string">
            <text:p>TOTAUX (h)</text:p>
          </table:table-cell>
          <table:table-cell table:style-name="ce20" table:number-columns-repeated="1015"/>
        </table:table-row>
        <table:table-row table:style-name="ro2">
          <table:table-cell table:style-name="ce1" office:value-type="string" calcext:value-type="string" table:number-columns-spanned="1" table:number-rows-spanned="3">
            <text:p>8h - 9h</text:p>
          </table:table-cell>
          <table:table-cell table:style-name="ce6" office:value-type="string" calcext:value-type="string">
            <text:p>Analyse I (anglais)</text:p>
          </table:table-cell>
          <table:table-cell table:style-name="ce6" office:value-type="string" calcext:value-type="string">
            <text:p>Advanced information, computation, communication I</text:p>
          </table:table-cell>
          <table:table-cell table:style-name="ce6" office:value-type="string" calcext:value-type="string">
            <text:p>Analyse I (anglais)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8"/>
          <table:table-cell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7" office:value-type="string" calcext:value-type="string">
            <text:p>BCH 2201</text:p>
          </table:table-cell>
          <table:table-cell table:number-columns-repeated="2" table:style-name="ce7" office:value-type="string" calcext:value-type="string">
            <text:p>CO1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9"/>
          <table:table-cell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7" office:value-type="string" calcext:value-type="string">
            <text:p>MATH-101(en) Cours</text:p>
          </table:table-cell>
          <table:table-cell table:style-name="ce7" office:value-type="string" calcext:value-type="string">
            <text:p>CS-101 Cours</text:p>
          </table:table-cell>
          <table:table-cell table:style-name="ce7" office:value-type="string" calcext:value-type="string">
            <text:p>MATH-101(en) Cours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9"/>
          <table:table-cell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9h - 10h</text:p>
          </table:table-cell>
          <table:table-cell table:style-name="ce6" office:value-type="string" calcext:value-type="string">
            <text:p>Analyse I (anglais)</text:p>
          </table:table-cell>
          <table:table-cell table:style-name="ce6" office:value-type="string" calcext:value-type="string">
            <text:p>Advanced information, computation, communication I</text:p>
          </table:table-cell>
          <table:table-cell table:style-name="ce6" office:value-type="string" calcext:value-type="string">
            <text:p>Analyse I (anglais)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8"/>
          <table:table-cell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7" office:value-type="string" calcext:value-type="string">
            <text:p>BCH 2201</text:p>
          </table:table-cell>
          <table:table-cell table:number-columns-repeated="2" table:style-name="ce7" office:value-type="string" calcext:value-type="string">
            <text:p>CO1</text:p>
          </table:table-cell>
          <table:table-cell table:style-name="ce11" office:value-type="float" office:value="20" calcext:value-type="float">
            <text:p>20</text:p>
          </table:table-cell>
          <table:table-cell table:style-name="ce9" table:number-columns-repeated="2"/>
          <table:table-cell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7" office:value-type="string" calcext:value-type="string">
            <text:p>MATH-101(en) Cours</text:p>
          </table:table-cell>
          <table:table-cell table:style-name="ce7" office:value-type="string" calcext:value-type="string">
            <text:p>CS-101 Cours</text:p>
          </table:table-cell>
          <table:table-cell table:style-name="ce7" office:value-type="string" calcext:value-type="string">
            <text:p>MATH-101(en) Cours</text:p>
          </table:table-cell>
          <table:table-cell table:style-name="ce11" office:value-type="float" office:value="20" calcext:value-type="float">
            <text:p>20</text:p>
          </table:table-cell>
          <table:table-cell table:style-name="ce9" table:number-columns-repeated="2"/>
          <table:table-cell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0h - 11h</text:p>
          </table:table-cell>
          <table:table-cell table:style-name="ce8"/>
          <table:table-cell table:style-name="ce7" office:value-type="string" calcext:value-type="string">
            <text:p>Physique générale : mécanique</text:p>
          </table:table-cell>
          <table:table-cell table:style-name="ce7" office:value-type="string" calcext:value-type="string">
            <text:p>Analyse I (anglais)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string" calcext:value-type="string">
            <text:p>Advanced information, computation, communication I</text:p>
          </table:table-cell>
          <table:table-cell table:style-name="ce8"/>
          <table:table-cell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9"/>
          <table:table-cell table:style-name="ce7" office:value-type="string" calcext:value-type="string">
            <text:p>CM010, CM09, CO122, CO123, CO124</text:p>
          </table:table-cell>
          <table:table-cell table:style-name="ce7" office:value-type="string" calcext:value-type="string">
            <text:p>CE1100, CE1105, CO121, CO122, CO123</text:p>
          </table:table-cell>
          <table:table-cell table:style-name="ce14" office:value-type="string" calcext:value-type="string" table:number-columns-spanned="1" table:number-rows-spanned="3">
            <text:p>A la maison</text:p>
          </table:table-cell>
          <table:table-cell table:style-name="ce7" office:value-type="string" calcext:value-type="string">
            <text:p>INJ218, INM10, INM11, INM200, INM202, INR219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10" office:value-type="float" office:value="20" calcext:value-type="float">
            <text:p>20</text:p>
          </table:table-cell>
          <table:table-cell table:style-name="ce6" office:value-type="string" calcext:value-type="string">
            <text:p>PHYS-101(c) Exercices</text:p>
          </table:table-cell>
          <table:table-cell table:style-name="ce6" office:value-type="string" calcext:value-type="string">
            <text:p>MATH-101(en) Exercices</text:p>
          </table:table-cell>
          <table:covered-table-cell table:style-name="ce14"/>
          <table:table-cell table:style-name="ce6" office:value-type="string" calcext:value-type="string">
            <text:p>CS-101 Exercices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1h - 12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7" office:value-type="string" calcext:value-type="string">
            <text:p>Physique générale : mécanique</text:p>
          </table:table-cell>
          <table:table-cell table:style-name="ce7" office:value-type="string" calcext:value-type="string">
            <text:p>Analyse I (anglais)</text:p>
          </table:table-cell>
          <table:covered-table-cell table:style-name="ce13"/>
          <table:table-cell table:style-name="ce7" office:value-type="string" calcext:value-type="string">
            <text:p>Advanced information, computation, communication I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7" office:value-type="string" calcext:value-type="string">
            <text:p>CM010, CM09, CO122, CO123, CO124</text:p>
          </table:table-cell>
          <table:table-cell table:style-name="ce7" office:value-type="string" calcext:value-type="string">
            <text:p>CE1100, CE1105, CO121, CO122, CO123</text:p>
          </table:table-cell>
          <table:table-cell table:style-name="ce9"/>
          <table:table-cell table:style-name="ce7" office:value-type="string" calcext:value-type="string">
            <text:p>INJ218, INM10, INM11, INM200, INM202, INR219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6" office:value-type="string" calcext:value-type="string">
            <text:p>PHYS-101(c) Exercices</text:p>
          </table:table-cell>
          <table:table-cell table:style-name="ce6" office:value-type="string" calcext:value-type="string">
            <text:p>MATH-101(en) Exercices</text:p>
          </table:table-cell>
          <table:table-cell table:style-name="ce9"/>
          <table:table-cell table:style-name="ce6" office:value-type="string" calcext:value-type="string">
            <text:p>CS-101 Exercices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2h - 13h</text:p>
          </table:table-cell>
          <table:table-cell table:style-name="ce13" office:value-type="string" calcext:value-type="string" table:number-columns-spanned="1" table:number-rows-spanned="3">
            <text:p>A la maison</text:p>
          </table:table-cell>
          <table:table-cell table:style-name="ce13" office:value-type="string" calcext:value-type="string" table:number-columns-spanned="1" table:number-rows-spanned="3">
            <text:p>A l’EPFL</text:p>
          </table:table-cell>
          <table:table-cell table:style-name="ce13" office:value-type="string" calcext:value-type="string" table:number-columns-spanned="1" table:number-rows-spanned="3">
            <text:p>A l’EPFL</text:p>
          </table:table-cell>
          <table:table-cell table:style-name="ce6" office:value-type="string" calcext:value-type="string">
            <text:p>Physique générale : mécanique</text:p>
          </table:table-cell>
          <table:table-cell table:style-name="ce13" office:value-type="string" calcext:value-type="string" table:number-columns-spanned="1" table:number-rows-spanned="3">
            <text:p>A l’EPFL</text:p>
          </table:table-cell>
          <table:table-cell table:style-name="ce13" table:number-columns-spanned="1" table:number-rows-spanned="3"/>
          <table:table-cell table:style-name="ce14"/>
          <table:table-cell table:number-columns-repeated="1016"/>
        </table:table-row>
        <table:table-row table:style-name="ro2">
          <table:covered-table-cell/>
          <table:covered-table-cell table:number-columns-repeated="3" table:style-name="ce14"/>
          <table:table-cell table:style-name="ce7" office:value-type="string" calcext:value-type="string">
            <text:p>CE6</text:p>
          </table:table-cell>
          <table:covered-table-cell table:number-columns-repeated="2"/>
          <table:table-cell table:style-name="ce14"/>
          <table:table-cell table:number-columns-repeated="1016"/>
        </table:table-row>
        <table:table-row table:style-name="ro2">
          <table:covered-table-cell/>
          <table:covered-table-cell table:number-columns-repeated="3" table:style-name="ce14"/>
          <table:table-cell table:style-name="ce7" office:value-type="string" calcext:value-type="string">
            <text:p>PHYS-101(c) Cours</text:p>
          </table:table-cell>
          <table:covered-table-cell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3h - 14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6" office:value-type="string" calcext:value-type="string">
            <text:p>Algèbre linéaire (anglais)</text:p>
          </table:table-cell>
          <table:table-cell table:style-name="ce6" office:value-type="string" calcext:value-type="string">
            <text:p>Introduction à la programmation</text:p>
          </table:table-cell>
          <table:table-cell table:style-name="ce7" office:value-type="string" calcext:value-type="string">
            <text:p>Physique générale : mécanique</text:p>
          </table:table-cell>
          <table:table-cell table:style-name="ce7" office:value-type="string" calcext:value-type="string">
            <text:p>Introduction à la programmation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7" office:value-type="string" calcext:value-type="string">
            <text:p>CO2</text:p>
          </table:table-cell>
          <table:table-cell table:style-name="ce7" office:value-type="string" calcext:value-type="string">
            <text:p>CO1</text:p>
          </table:table-cell>
          <table:table-cell table:style-name="ce7" office:value-type="string" calcext:value-type="string">
            <text:p>CE6</text:p>
          </table:table-cell>
          <table:table-cell table:style-name="ce7" office:value-type="string" calcext:value-type="string">
            <text:p>INF1, INF2, INF3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7" office:value-type="string" calcext:value-type="string">
            <text:p>MATH-111(en) Cours</text:p>
          </table:table-cell>
          <table:table-cell table:style-name="ce7" office:value-type="string" calcext:value-type="string">
            <text:p>CS-107 Cours</text:p>
          </table:table-cell>
          <table:table-cell table:style-name="ce6" office:value-type="string" calcext:value-type="string">
            <text:p>PHYS-101(c) Exercices</text:p>
          </table:table-cell>
          <table:table-cell table:style-name="ce6" office:value-type="string" calcext:value-type="string">
            <text:p>CS-107 Exercices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4h - 15h</text:p>
          </table:table-cell>
          <table:table-cell table:style-name="ce11" office:value-type="float" office:value="20" calcext:value-type="float">
            <text:p>20</text:p>
          </table:table-cell>
          <table:table-cell table:style-name="ce6" office:value-type="string" calcext:value-type="string">
            <text:p>Algèbre linéaire (anglais)</text:p>
          </table:table-cell>
          <table:table-cell table:style-name="ce6" office:value-type="string" calcext:value-type="string">
            <text:p>Introduction à la programmation</text:p>
          </table:table-cell>
          <table:table-cell table:style-name="ce6" office:value-type="string" calcext:value-type="string">
            <text:p>Algèbre linéaire (anglais)</text:p>
          </table:table-cell>
          <table:table-cell table:style-name="ce7" office:value-type="string" calcext:value-type="string">
            <text:p>Introduction à la programmation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9"/>
          <table:table-cell table:style-name="ce7" office:value-type="string" calcext:value-type="string">
            <text:p>CO2</text:p>
          </table:table-cell>
          <table:table-cell table:style-name="ce7" office:value-type="string" calcext:value-type="string">
            <text:p>CO1</text:p>
          </table:table-cell>
          <table:table-cell table:style-name="ce7" office:value-type="string" calcext:value-type="string">
            <text:p>CE3</text:p>
          </table:table-cell>
          <table:table-cell table:style-name="ce7" office:value-type="string" calcext:value-type="string">
            <text:p>INF1, INF2, INF3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9"/>
          <table:table-cell table:style-name="ce7" office:value-type="string" calcext:value-type="string">
            <text:p>MATH-111(en) Cours</text:p>
          </table:table-cell>
          <table:table-cell table:style-name="ce7" office:value-type="string" calcext:value-type="string">
            <text:p>CS-107 Cours</text:p>
          </table:table-cell>
          <table:table-cell table:style-name="ce7" office:value-type="string" calcext:value-type="string">
            <text:p>MATH-111(en) Cours</text:p>
          </table:table-cell>
          <table:table-cell table:style-name="ce6" office:value-type="string" calcext:value-type="string">
            <text:p>CS-107 Exercices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5h - 16h</text:p>
          </table:table-cell>
          <table:table-cell table:style-name="ce6" office:value-type="string" calcext:value-type="string">
            <text:p>Physique générale : mécanique</text:p>
          </table:table-cell>
          <table:table-cell table:style-name="ce7" office:value-type="string" calcext:value-type="string">
            <text:p>Algèbre linéaire (anglais)</text:p>
          </table:table-cell>
          <table:table-cell table:style-name="ce8"/>
          <table:table-cell table:style-name="ce6" office:value-type="string" calcext:value-type="string">
            <text:p>Algèbre linéaire (anglais)</text:p>
          </table:table-cell>
          <table:table-cell table:style-name="ce7" office:value-type="string" calcext:value-type="string">
            <text:p>Introduction à la programmation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7" office:value-type="string" calcext:value-type="string">
            <text:p>CE1</text:p>
          </table:table-cell>
          <table:table-cell table:style-name="ce7" office:value-type="string" calcext:value-type="string">
            <text:p>CM1104, CM1105, CM1106, GCA331</text:p>
          </table:table-cell>
          <table:table-cell table:style-name="ce9"/>
          <table:table-cell table:style-name="ce7" office:value-type="string" calcext:value-type="string">
            <text:p>CE3</text:p>
          </table:table-cell>
          <table:table-cell table:style-name="ce7" office:value-type="string" calcext:value-type="string">
            <text:p>INF1, INF2, INF3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7" office:value-type="string" calcext:value-type="string">
            <text:p>PHYS-101(c) Cours</text:p>
          </table:table-cell>
          <table:table-cell table:style-name="ce6" office:value-type="string" calcext:value-type="string">
            <text:p>MATH-111(en) Exercices</text:p>
          </table:table-cell>
          <table:table-cell table:style-name="ce11" office:value-type="float" office:value="20" calcext:value-type="float">
            <text:p>20</text:p>
          </table:table-cell>
          <table:table-cell table:style-name="ce7" office:value-type="string" calcext:value-type="string">
            <text:p>MATH-111(en) Cours</text:p>
          </table:table-cell>
          <table:table-cell table:style-name="ce6" office:value-type="string" calcext:value-type="string">
            <text:p>CS-107 Exercices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6h - 17h</text:p>
          </table:table-cell>
          <table:table-cell table:style-name="ce6" office:value-type="string" calcext:value-type="string">
            <text:p>Physique générale : mécanique</text:p>
          </table:table-cell>
          <table:table-cell table:style-name="ce8"/>
          <table:table-cell table:style-name="ce11" office:value-type="float" office:value="20" calcext:value-type="float">
            <text:p>20</text:p>
          </table:table-cell>
          <table:table-cell table:style-name="ce7" office:value-type="string" calcext:value-type="string">
            <text:p>Algèbre linéaire (anglais)</text:p>
          </table:table-cell>
          <table:table-cell table:style-name="ce6" office:value-type="string" calcext:value-type="string">
            <text:p>Advanced information, computation, communication I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7" office:value-type="string" calcext:value-type="string">
            <text:p>CE1</text:p>
          </table:table-cell>
          <table:table-cell table:style-name="ce9"/>
          <table:table-cell table:style-name="ce11" office:value-type="float" office:value="20" calcext:value-type="float">
            <text:p>20</text:p>
          </table:table-cell>
          <table:table-cell table:style-name="ce7" office:value-type="string" calcext:value-type="string">
            <text:p>CM1120, CM1121</text:p>
          </table:table-cell>
          <table:table-cell table:style-name="ce7" office:value-type="string" calcext:value-type="string">
            <text:p>CO1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7" office:value-type="string" calcext:value-type="string">
            <text:p>PHYS-101(c) Cours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6" office:value-type="string" calcext:value-type="string">
            <text:p>MATH-111(en) Exercices</text:p>
          </table:table-cell>
          <table:table-cell table:style-name="ce7" office:value-type="string" calcext:value-type="string">
            <text:p>CS-101 Cours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7h - 18h</text:p>
          </table:table-cell>
          <table:table-cell table:style-name="ce8"/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table:style-name="ce6" office:value-type="string" calcext:value-type="string">
            <text:p>Advanced information, computation, communication I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9"/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9"/>
          <table:table-cell table:style-name="ce7" office:value-type="string" calcext:value-type="string">
            <text:p>CO1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/>
          <table:table-cell table:style-name="ce14"/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14"/>
          <table:table-cell table:style-name="ce7" office:value-type="string" calcext:value-type="string">
            <text:p>CS-101 Cours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8h – 19h</text:p>
          </table:table-cell>
          <table:table-cell table:style-name="ce13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/>
          <table:table-cell table:style-name="ce8"/>
          <table:table-cell table:style-name="ce13" table:number-columns-spanned="1" table:number-rows-spanned="2"/>
          <table:table-cell table:style-name="ce14"/>
          <table:table-cell table:number-columns-repeated="1016"/>
        </table:table-row>
        <table:table-row table:style-name="ro2">
          <table:covered-table-cell table:style-name="ce1"/>
          <table:table-cell table:style-name="ce14"/>
          <table:covered-table-cell table:number-columns-repeated="2" table:style-name="ce14"/>
          <table:table-cell table:style-name="ce14"/>
          <table:table-cell table:style-name="ce9"/>
          <table:covered-table-cell table:style-name="ce14"/>
          <table:table-cell table:style-name="ce14"/>
          <table:table-cell table:number-columns-repeated="1016"/>
        </table:table-row>
        <table:table-row table:style-name="ro2">
          <table:covered-table-cell table:style-name="ce1"/>
          <table:table-cell table:style-name="ce10" office:value-type="float" office:value="20" calcext:value-type="float">
            <text:p>20</text:p>
          </table:table-cell>
          <table:table-cell table:style-name="ce14" table:number-columns-repeated="2"/>
          <table:table-cell table:style-name="ce11" office:value-type="float" office:value="20" calcext:value-type="float">
            <text:p>20</text:p>
          </table:table-cell>
          <table:table-cell table:style-name="ce14"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19h – 20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number-columns-repeated="3" table:style-name="ce11" office:value-type="float" office:value="20" calcext:value-type="float">
            <text:p>20</text:p>
          </table:table-cell>
          <table:table-cell table:style-name="ce13"/>
          <table:table-cell table:number-columns-repeated="2" table:style-name="ce11" office:value-type="float" office:value="20" calcext:value-type="float">
            <text:p>20</text:p>
          </table:table-cell>
          <table:table-cell table:style-name="ce21" office:value-type="string" calcext:value-type="string">
            <text:p> </text:p>
          </table:table-cell>
          <table:table-cell table:number-columns-repeated="1015"/>
        </table:table-row>
        <table:table-row table:style-name="ro2">
          <table:covered-table-cell table:style-name="ce1"/>
          <table:covered-table-cell table:style-name="ce11"/>
          <table:table-cell table:number-columns-repeated="3" table:style-name="ce11" office:value-type="float" office:value="20" calcext:value-type="float">
            <text:p>20</text:p>
          </table:table-cell>
          <table:table-cell table:style-name="ce18"/>
          <table:table-cell table:style-name="ce11" office:value-type="float" office:value="20" calcext:value-type="float">
            <text:p>20</text:p>
          </table:table-cell>
          <table:table-cell table:style-name="ce8"/>
          <table:table-cell table:style-name="ce21"/>
          <table:table-cell table:number-columns-repeated="1015"/>
        </table:table-row>
        <table:table-row table:style-name="ro2">
          <table:covered-table-cell table:style-name="ce1"/>
          <table:covered-table-cell table:style-name="ce11"/>
          <table:table-cell table:number-columns-repeated="3" table:style-name="ce11" office:value-type="float" office:value="20" calcext:value-type="float">
            <text:p>20</text:p>
          </table:table-cell>
          <table:table-cell table:style-name="ce19" office:value-type="string" calcext:value-type="string" table:number-columns-spanned="1" table:number-rows-spanned="2">
            <text:p>MAJ planning hebdo + semestre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table:style-name="ce21"/>
          <table:table-cell table:number-columns-repeated="1015"/>
        </table:table-row>
        <table:table-row table:style-name="ro2">
          <table:table-cell office:value-type="string" calcext:value-type="string" table:number-columns-spanned="1" table:number-rows-spanned="3">
            <text:p>20h – 21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number-columns-repeated="3" table:style-name="ce11" office:value-type="float" office:value="20" calcext:value-type="float">
            <text:p>20</text:p>
          </table:table-cell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style-name="ce8"/>
          <table:table-cell table:style-name="ce21" office:value-type="string" calcext:value-type="string">
            <text:p> </text:p>
          </table:table-cell>
          <table:table-cell table:number-columns-repeated="1015"/>
        </table:table-row>
        <table:table-row table:style-name="ro2">
          <table:covered-table-cell/>
          <table:covered-table-cell table:style-name="ce11"/>
          <table:table-cell table:number-columns-repeated="5" table:style-name="ce11" office:value-type="float" office:value="20" calcext:value-type="float">
            <text:p>20</text:p>
          </table:table-cell>
          <table:table-cell table:style-name="ce8"/>
          <table:table-cell table:style-name="ce21"/>
          <table:table-cell table:number-columns-repeated="1015"/>
        </table:table-row>
        <table:table-row table:style-name="ro2">
          <table:covered-table-cell/>
          <table:covered-table-cell table:style-name="ce11"/>
          <table:table-cell table:number-columns-repeated="5" table:style-name="ce11" office:value-type="float" office:value="20" calcext:value-type="float">
            <text:p>20</text:p>
          </table:table-cell>
          <table:table-cell table:style-name="ce8"/>
          <table:table-cell table:style-name="ce21"/>
          <table:table-cell table:number-columns-repeated="1015"/>
        </table:table-row>
        <table:table-row table:style-name="ro2">
          <table:table-cell office:value-type="string" calcext:value-type="string" table:number-columns-spanned="1" table:number-rows-spanned="3">
            <text:p>21h – 22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9"/>
          <table:table-cell table:number-columns-repeated="1016"/>
        </table:table-row>
        <table:table-row table:style-name="ro2">
          <table:covered-table-cell/>
          <table:covered-table-cell table:style-name="ce11"/>
          <table:table-cell table:number-columns-repeated="5" table:style-name="ce11" office:value-type="float" office:value="20" calcext:value-type="float">
            <text:p>20</text:p>
          </table:table-cell>
          <table:table-cell table:style-name="ce9"/>
          <table:table-cell table:number-columns-repeated="1016"/>
        </table:table-row>
        <table:table-row table:style-name="ro2">
          <table:covered-table-cell/>
          <table:covered-table-cell table:style-name="ce11"/>
          <table:table-cell table:number-columns-repeated="5" table:style-name="ce11" office:value-type="float" office:value="20" calcext:value-type="float">
            <text:p>20</text:p>
          </table:table-cell>
          <table:table-cell table:style-name="ce9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TOTAL (min)</text:p>
          </table:table-cell>
          <table:table-cell table:style-name="ce15" table:formula="of:=SUM([.B10:.B11];[.B17:.B20];[.B34:.B41])" office:value-type="float" office:value="360" calcext:value-type="float">
            <text:p>360</text:p>
          </table:table-cell>
          <table:table-cell table:style-name="ce15" table:formula="of:=SUM([.C28:.C31];[.C35:.C43])" office:value-type="float" office:value="260" calcext:value-type="float">
            <text:p>260</text:p>
          </table:table-cell>
          <table:table-cell table:style-name="ce15" table:formula="of:=SUM([.D25:.D31];[.D35:.D43])" office:value-type="float" office:value="320" calcext:value-type="float">
            <text:p>320</text:p>
          </table:table-cell>
          <table:table-cell table:style-name="ce15" table:formula="of:=SUM([.E34:.E43];[.E2:.E8])" office:value-type="float" office:value="340" calcext:value-type="float">
            <text:p>340</text:p>
          </table:table-cell>
          <table:table-cell table:style-name="ce15" table:formula="of:=SUM([.F2:.F5];[.F39:.F43])" office:value-type="float" office:value="180" calcext:value-type="float">
            <text:p>180</text:p>
          </table:table-cell>
          <table:table-cell table:style-name="ce15" table:formula="of:=SUM([.G9:.G13];[.G17:.G31];[.G35:.G43])" office:value-type="float" office:value="580" calcext:value-type="float">
            <text:p>580</text:p>
          </table:table-cell>
          <table:table-cell table:style-name="ce15" table:formula="of:=SUM([.H2:.H13];[.H17:.H31];[.H35])" office:value-type="float" office:value="560" calcext:value-type="float">
            <text:p>560</text:p>
          </table:table-cell>
          <table:table-cell table:style-name="ce15" table:formula="of:=SUM([.B45:.H45])/60" office:value-type="float" office:value="43.3333333333333" calcext:value-type="float">
            <text:p>43.3333333333</text:p>
          </table:table-cell>
          <table:table-cell table:style-name="ce15" table:number-columns-repeated="1015"/>
        </table:table-row>
        <table:table-row table:style-name="ro2">
          <table:table-cell table:style-name="ce4"/>
          <table:table-cell table:style-name="ce15"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Légende</text:p>
          </table:table-cell>
          <table:table-cell table:style-name="ce14" office:value-type="string" calcext:value-type="string">
            <text:p>Manger</text:p>
          </table:table-cell>
          <table:table-cell table:style-name="ce16" office:value-type="string" calcext:value-type="string">
            <text:p>Déplacement</text:p>
          </table:table-cell>
          <table:table-cell table:style-name="ce17" office:value-type="string" calcext:value-type="string">
            <text:p>Cours / Exercices (28 h)</text:p>
          </table:table-cell>
          <table:table-cell table:style-name="ce10" office:value-type="string" calcext:value-type="string">
            <text:p>Travail personnel (&gt; 32h)</text:p>
          </table:table-cell>
          <table:table-cell table:number-columns-repeated="1019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étails_du_travail" table:style-name="ta1">
        <table:table-column table:style-name="co9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2" table:default-cell-style-name="ce11"/>
        <table:table-column table:style-name="co3" table:default-cell-style-name="ce7"/>
        <table:table-column table:style-name="co8" table:number-columns-repeated="2" table:default-cell-style-name="ce11"/>
        <table:table-column table:style-name="co7" table:default-cell-style-name="ce12"/>
        <table:table-row table:style-name="ro1">
          <table:table-cell table:style-name="ce1" office:value-type="string" calcext:value-type="string">
            <text:p> 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a</text:p>
          </table:table-cell>
          <table:table-cell table:style-name="ce5" office:value-type="string" calcext:value-type="string">
            <text:p>Me</text:p>
          </table:table-cell>
          <table:table-cell table:style-name="ce5" office:value-type="string" calcext:value-type="string">
            <text:p>Je</text:p>
          </table:table-cell>
          <table:table-cell table:style-name="ce5" office:value-type="string" calcext:value-type="string">
            <text:p>Ve</text:p>
          </table:table-cell>
          <table:table-cell table:style-name="ce5" office:value-type="string" calcext:value-type="string">
            <text:p>Sa</text:p>
          </table:table-cell>
          <table:table-cell table:style-name="ce20" office:value-type="string" calcext:value-type="string">
            <text:p>Di</text:p>
          </table:table-cell>
          <table:table-cell table:style-name="ce20" office:value-type="string" calcext:value-type="string">
            <text:p>TOTAUX (h)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8h - 9h</text:p>
          </table:table-cell>
          <table:table-cell table:style-name="ce6" office:value-type="string" calcext:value-type="string">
            <text:p>Analyse I (anglais)</text:p>
          </table:table-cell>
          <table:table-cell table:style-name="ce6" office:value-type="string" calcext:value-type="string">
            <text:p>Advanced information, computation, communication I</text:p>
          </table:table-cell>
          <table:table-cell table:style-name="ce6" office:value-type="string" calcext:value-type="string">
            <text:p>Analyse I (anglais)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BCH 2201</text:p>
          </table:table-cell>
          <table:table-cell office:value-type="string" calcext:value-type="string">
            <text:p>CO1</text:p>
          </table:table-cell>
          <table:table-cell table:style-name="ce7" office:value-type="string" calcext:value-type="string">
            <text:p>CO1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9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ATH-101(en) Cours</text:p>
          </table:table-cell>
          <table:table-cell office:value-type="string" calcext:value-type="string">
            <text:p>CS-101 Cours</text:p>
          </table:table-cell>
          <table:table-cell table:style-name="ce7" office:value-type="string" calcext:value-type="string">
            <text:p>MATH-101(en) Cours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9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9h - 10h</text:p>
          </table:table-cell>
          <table:table-cell table:style-name="ce6" office:value-type="string" calcext:value-type="string">
            <text:p>Analyse I (anglais)</text:p>
          </table:table-cell>
          <table:table-cell table:style-name="ce6" office:value-type="string" calcext:value-type="string">
            <text:p>Advanced information, computation, communication I</text:p>
          </table:table-cell>
          <table:table-cell table:style-name="ce6" office:value-type="string" calcext:value-type="string">
            <text:p>Analyse I (anglais)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BCH 2201</text:p>
          </table:table-cell>
          <table:table-cell office:value-type="string" calcext:value-type="string">
            <text:p>CO1</text:p>
          </table:table-cell>
          <table:table-cell table:style-name="ce7" office:value-type="string" calcext:value-type="string">
            <text:p>CO1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ATH-101(en) Cours</text:p>
          </table:table-cell>
          <table:table-cell office:value-type="string" calcext:value-type="string">
            <text:p>CS-101 Cours</text:p>
          </table:table-cell>
          <table:table-cell table:style-name="ce7" office:value-type="string" calcext:value-type="string">
            <text:p>MATH-101(en) Cours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0h - 11h</text:p>
          </table:table-cell>
          <table:table-cell table:style-name="ce8"/>
          <table:table-cell office:value-type="string" calcext:value-type="string">
            <text:p>Physique générale : mécanique</text:p>
          </table:table-cell>
          <table:table-cell table:style-name="ce7" office:value-type="string" calcext:value-type="string">
            <text:p>Analyse I (anglais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vanced information, computation, communication I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9"/>
          <table:table-cell office:value-type="string" calcext:value-type="string">
            <text:p>CM010, CM09, CO122, CO123, CO124</text:p>
          </table:table-cell>
          <table:table-cell table:style-name="ce7" office:value-type="string" calcext:value-type="string">
            <text:p>CE1100, CE1105, CO121, CO122, CO123</text:p>
          </table:table-cell>
          <table:table-cell table:style-name="ce14" office:value-type="string" calcext:value-type="string" table:number-columns-spanned="1" table:number-rows-spanned="3">
            <text:p>A la maison</text:p>
          </table:table-cell>
          <table:table-cell office:value-type="string" calcext:value-type="string">
            <text:p>INJ218, INM10, INM11, INM200, INM202, INR219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10" office:value-type="float" office:value="20" calcext:value-type="float">
            <text:p>20</text:p>
          </table:table-cell>
          <table:table-cell table:style-name="ce6" office:value-type="string" calcext:value-type="string">
            <text:p>PHYS-101(c) Exercices</text:p>
          </table:table-cell>
          <table:table-cell table:style-name="ce6" office:value-type="string" calcext:value-type="string">
            <text:p>MATH-101(en) Exercices</text:p>
          </table:table-cell>
          <table:covered-table-cell table:style-name="ce14"/>
          <table:table-cell table:style-name="ce6" office:value-type="string" calcext:value-type="string">
            <text:p>CS-101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1h - 12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office:value-type="string" calcext:value-type="string">
            <text:p>Physique générale : mécanique</text:p>
          </table:table-cell>
          <table:table-cell table:style-name="ce7" office:value-type="string" calcext:value-type="string">
            <text:p>Analyse I (anglais)</text:p>
          </table:table-cell>
          <table:covered-table-cell table:style-name="ce13"/>
          <table:table-cell office:value-type="string" calcext:value-type="string">
            <text:p>Advanced information, computation, communication I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covered-table-cell table:style-name="ce12"/>
          <table:table-cell office:value-type="string" calcext:value-type="string">
            <text:p>CM010, CM09, CO122, CO123, CO124</text:p>
          </table:table-cell>
          <table:table-cell table:style-name="ce7" office:value-type="string" calcext:value-type="string">
            <text:p>CE1100, CE1105, CO121, CO122, CO123</text:p>
          </table:table-cell>
          <table:table-cell table:style-name="ce9"/>
          <table:table-cell office:value-type="string" calcext:value-type="string">
            <text:p>INJ218, INM10, INM11, INM200, INM202, INR219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covered-table-cell table:style-name="ce12"/>
          <table:table-cell table:style-name="ce6" office:value-type="string" calcext:value-type="string">
            <text:p>PHYS-101(c) Exercices</text:p>
          </table:table-cell>
          <table:table-cell table:style-name="ce6" office:value-type="string" calcext:value-type="string">
            <text:p>MATH-101(en) Exercices</text:p>
          </table:table-cell>
          <table:table-cell table:style-name="ce9"/>
          <table:table-cell table:style-name="ce6" office:value-type="string" calcext:value-type="string">
            <text:p>CS-101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2h - 13h</text:p>
          </table:table-cell>
          <table:table-cell table:style-name="ce13" office:value-type="string" calcext:value-type="string" table:number-columns-spanned="1" table:number-rows-spanned="3">
            <text:p>A la maison</text:p>
          </table:table-cell>
          <table:table-cell table:style-name="ce13" office:value-type="string" calcext:value-type="string" table:number-columns-spanned="1" table:number-rows-spanned="3">
            <text:p>A l’EPFL</text:p>
          </table:table-cell>
          <table:table-cell table:style-name="ce13" office:value-type="string" calcext:value-type="string" table:number-columns-spanned="1" table:number-rows-spanned="3">
            <text:p>A l’EPFL</text:p>
          </table:table-cell>
          <table:table-cell table:style-name="ce6" office:value-type="string" calcext:value-type="string">
            <text:p>Physique générale : mécanique</text:p>
          </table:table-cell>
          <table:table-cell table:style-name="ce13" office:value-type="string" calcext:value-type="string" table:number-columns-spanned="1" table:number-rows-spanned="3">
            <text:p>A l’EPFL</text:p>
          </table:table-cell>
          <table:table-cell table:style-name="ce13" table:number-columns-spanned="1" table:number-rows-spanned="3"/>
          <table:table-cell table:style-name="ce14"/>
          <table:table-cell/>
        </table:table-row>
        <table:table-row table:style-name="ro2">
          <table:covered-table-cell/>
          <table:covered-table-cell table:number-columns-repeated="3" table:style-name="ce14"/>
          <table:table-cell table:style-name="ce7" office:value-type="string" calcext:value-type="string">
            <text:p>CE6</text:p>
          </table:table-cell>
          <table:covered-table-cell table:number-columns-repeated="2" table:style-name="ce12"/>
          <table:table-cell table:style-name="ce14"/>
          <table:table-cell/>
        </table:table-row>
        <table:table-row table:style-name="ro2">
          <table:covered-table-cell/>
          <table:covered-table-cell table:number-columns-repeated="3" table:style-name="ce14"/>
          <table:table-cell table:style-name="ce7" office:value-type="string" calcext:value-type="string">
            <text:p>PHYS-101(c) Cours</text:p>
          </table:table-cell>
          <table:covered-table-cell table:number-columns-repeated="2" table:style-name="ce12"/>
          <table:table-cell table:style-name="ce14"/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3h - 14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6" office:value-type="string" calcext:value-type="string">
            <text:p>Algèbre linéaire (anglais)</text:p>
          </table:table-cell>
          <table:table-cell table:style-name="ce6" office:value-type="string" calcext:value-type="string">
            <text:p>Introduction à la programmation</text:p>
          </table:table-cell>
          <table:table-cell table:style-name="ce7" office:value-type="string" calcext:value-type="string">
            <text:p>Physique générale : mécanique</text:p>
          </table:table-cell>
          <table:table-cell office:value-type="string" calcext:value-type="string">
            <text:p>Introduction à la programmation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covered-table-cell table:style-name="ce12"/>
          <table:table-cell office:value-type="string" calcext:value-type="string">
            <text:p>CO2</text:p>
          </table:table-cell>
          <table:table-cell table:style-name="ce7" office:value-type="string" calcext:value-type="string">
            <text:p>CO1</text:p>
          </table:table-cell>
          <table:table-cell table:style-name="ce7" office:value-type="string" calcext:value-type="string">
            <text:p>CE6</text:p>
          </table:table-cell>
          <table:table-cell office:value-type="string" calcext:value-type="string">
            <text:p>INF1, INF2, INF3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covered-table-cell table:style-name="ce12"/>
          <table:table-cell office:value-type="string" calcext:value-type="string">
            <text:p>MATH-111(en) Cours</text:p>
          </table:table-cell>
          <table:table-cell table:style-name="ce7" office:value-type="string" calcext:value-type="string">
            <text:p>CS-107 Cours</text:p>
          </table:table-cell>
          <table:table-cell table:style-name="ce6" office:value-type="string" calcext:value-type="string">
            <text:p>PHYS-101(c) Exercices</text:p>
          </table:table-cell>
          <table:table-cell table:style-name="ce6" office:value-type="string" calcext:value-type="string">
            <text:p>CS-107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4h - 15h</text:p>
          </table:table-cell>
          <table:table-cell table:style-name="ce11" office:value-type="float" office:value="20" calcext:value-type="float">
            <text:p>20</text:p>
          </table:table-cell>
          <table:table-cell table:style-name="ce6" office:value-type="string" calcext:value-type="string">
            <text:p>Algèbre linéaire (anglais)</text:p>
          </table:table-cell>
          <table:table-cell table:style-name="ce6" office:value-type="string" calcext:value-type="string">
            <text:p>Introduction à la programmation</text:p>
          </table:table-cell>
          <table:table-cell table:style-name="ce6" office:value-type="string" calcext:value-type="string">
            <text:p>Algèbre linéaire (anglais)</text:p>
          </table:table-cell>
          <table:table-cell office:value-type="string" calcext:value-type="string">
            <text:p>Introduction à la programmation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9"/>
          <table:table-cell office:value-type="string" calcext:value-type="string">
            <text:p>CO2</text:p>
          </table:table-cell>
          <table:table-cell table:style-name="ce7" office:value-type="string" calcext:value-type="string">
            <text:p>CO1</text:p>
          </table:table-cell>
          <table:table-cell table:style-name="ce7" office:value-type="string" calcext:value-type="string">
            <text:p>CE3</text:p>
          </table:table-cell>
          <table:table-cell office:value-type="string" calcext:value-type="string">
            <text:p>INF1, INF2, INF3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9"/>
          <table:table-cell office:value-type="string" calcext:value-type="string">
            <text:p>MATH-111(en) Cours</text:p>
          </table:table-cell>
          <table:table-cell table:style-name="ce7" office:value-type="string" calcext:value-type="string">
            <text:p>CS-107 Cours</text:p>
          </table:table-cell>
          <table:table-cell table:style-name="ce7" office:value-type="string" calcext:value-type="string">
            <text:p>MATH-111(en) Cours</text:p>
          </table:table-cell>
          <table:table-cell table:style-name="ce6" office:value-type="string" calcext:value-type="string">
            <text:p>CS-107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5h - 16h</text:p>
          </table:table-cell>
          <table:table-cell table:style-name="ce6" office:value-type="string" calcext:value-type="string">
            <text:p>Physique générale : mécanique</text:p>
          </table:table-cell>
          <table:table-cell office:value-type="string" calcext:value-type="string">
            <text:p>Algèbre linéaire (anglais)</text:p>
          </table:table-cell>
          <table:table-cell table:style-name="ce8"/>
          <table:table-cell table:style-name="ce6" office:value-type="string" calcext:value-type="string">
            <text:p>Algèbre linéaire (anglais)</text:p>
          </table:table-cell>
          <table:table-cell office:value-type="string" calcext:value-type="string">
            <text:p>Introduction à la programmation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E1</text:p>
          </table:table-cell>
          <table:table-cell office:value-type="string" calcext:value-type="string">
            <text:p>CM1104, CM1105, CM1106, GCA331</text:p>
          </table:table-cell>
          <table:table-cell table:style-name="ce9"/>
          <table:table-cell table:style-name="ce7" office:value-type="string" calcext:value-type="string">
            <text:p>CE3</text:p>
          </table:table-cell>
          <table:table-cell office:value-type="string" calcext:value-type="string">
            <text:p>INF1, INF2, INF3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HYS-101(c) Cours</text:p>
          </table:table-cell>
          <table:table-cell table:style-name="ce6" office:value-type="string" calcext:value-type="string">
            <text:p>MATH-111(en) Exercices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MATH-111(en) Cours</text:p>
          </table:table-cell>
          <table:table-cell table:style-name="ce6" office:value-type="string" calcext:value-type="string">
            <text:p>CS-107 Exercice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6h - 17h</text:p>
          </table:table-cell>
          <table:table-cell table:style-name="ce6" office:value-type="string" calcext:value-type="string">
            <text:p>Physique générale : mécanique</text:p>
          </table:table-cell>
          <table:table-cell table:style-name="ce8"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Algèbre linéaire (anglais)</text:p>
          </table:table-cell>
          <table:table-cell table:style-name="ce6" office:value-type="string" calcext:value-type="string">
            <text:p>Advanced information, computation, communication I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E1</text:p>
          </table:table-cell>
          <table:table-cell table:style-name="ce9"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CM1120, CM1121</text:p>
          </table:table-cell>
          <table:table-cell office:value-type="string" calcext:value-type="string">
            <text:p>CO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HYS-101(c) Cour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MATH-111(en) Exercices</text:p>
          </table:table-cell>
          <table:table-cell office:value-type="string" calcext:value-type="string">
            <text:p>CS-101 Cour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7h - 18h</text:p>
          </table:table-cell>
          <table:table-cell table:style-name="ce8"/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8"/>
          <table:table-cell table:style-name="ce6" office:value-type="string" calcext:value-type="string">
            <text:p>Advanced information, computation, communication I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9"/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 office:value-type="string" calcext:value-type="string">
            <text:p>CO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covered-table-cell/>
          <table:table-cell table:style-name="ce14"/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4"/>
          <table:table-cell office:value-type="string" calcext:value-type="string">
            <text:p>CS-101 Cours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8h – 19h</text:p>
          </table:table-cell>
          <table:table-cell table:style-name="ce13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/>
          <table:table-cell table:style-name="ce8"/>
          <table:table-cell table:style-name="ce13" table:number-columns-spanned="1" table:number-rows-spanned="2"/>
          <table:table-cell table:style-name="ce14"/>
          <table:table-cell/>
        </table:table-row>
        <table:table-row table:style-name="ro2">
          <table:covered-table-cell table:style-name="ce1"/>
          <table:table-cell table:style-name="ce14"/>
          <table:covered-table-cell table:number-columns-repeated="2" table:style-name="ce14"/>
          <table:table-cell table:style-name="ce14"/>
          <table:table-cell table:style-name="ce9"/>
          <table:covered-table-cell table:style-name="ce14"/>
          <table:table-cell table:style-name="ce14"/>
          <table:table-cell/>
        </table:table-row>
        <table:table-row table:style-name="ro2">
          <table:covered-table-cell table:style-name="ce1"/>
          <table:table-cell table:style-name="ce10" office:value-type="float" office:value="20" calcext:value-type="float">
            <text:p>20</text:p>
          </table:table-cell>
          <table:table-cell table:style-name="ce14" table:number-columns-repeated="2"/>
          <table:table-cell office:value-type="float" office:value="20" calcext:value-type="float">
            <text:p>20</text:p>
          </table:table-cell>
          <table:table-cell table:style-name="ce14" table:number-columns-repeated="3"/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19h – 20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/>
          <table:table-cell table:number-columns-repeated="2" office:value-type="float" office:value="20" calcext:value-type="float">
            <text:p>20</text:p>
          </table:table-cell>
          <table:table-cell table:style-name="ce21" office:value-type="string" calcext:value-type="string">
            <text:p> </text:p>
          </table:table-cell>
        </table:table-row>
        <table:table-row table:style-name="ro2">
          <table:covered-table-cell table:style-name="ce1"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8"/>
          <table:table-cell office:value-type="float" office:value="20" calcext:value-type="float">
            <text:p>20</text:p>
          </table:table-cell>
          <table:table-cell table:style-name="ce8"/>
          <table:table-cell table:style-name="ce21"/>
        </table:table-row>
        <table:table-row table:style-name="ro2">
          <table:covered-table-cell table:style-name="ce1"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9" office:value-type="string" calcext:value-type="string" table:number-columns-spanned="1" table:number-rows-spanned="2">
            <text:p>Améliorer planning semaine</text:p>
          </table:table-cell>
          <table:table-cell office:value-type="float" office:value="20" calcext:value-type="float">
            <text:p>20</text:p>
          </table:table-cell>
          <table:table-cell table:style-name="ce8"/>
          <table:table-cell table:style-name="ce21"/>
        </table:table-row>
        <table:table-row table:style-name="ro2">
          <table:table-cell office:value-type="string" calcext:value-type="string" table:number-columns-spanned="1" table:number-rows-spanned="3">
            <text:p>20h – 21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covered-table-cell table:style-name="ce11"/>
          <table:table-cell office:value-type="float" office:value="20" calcext:value-type="float">
            <text:p>20</text:p>
          </table:table-cell>
          <table:table-cell table:style-name="ce8"/>
          <table:table-cell table:style-name="ce21" office:value-type="string" calcext:value-type="string">
            <text:p> </text:p>
          </table:table-cell>
        </table:table-row>
        <table:table-row table:style-name="ro2">
          <table:covered-table-cell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8"/>
          <table:table-cell table:style-name="ce21"/>
        </table:table-row>
        <table:table-row table:style-name="ro2">
          <table:covered-table-cell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8"/>
          <table:table-cell table:style-name="ce21"/>
        </table:table-row>
        <table:table-row table:style-name="ro2">
          <table:table-cell office:value-type="string" calcext:value-type="string" table:number-columns-spanned="1" table:number-rows-spanned="3">
            <text:p>21h – 22h</text:p>
          </table:table-cell>
          <table:table-cell table:style-name="ce11" office:value-type="float" office:value="60" calcext:value-type="float" table:number-columns-spanned="1" table:number-rows-spanned="3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/>
        </table:table-row>
        <table:table-row table:style-name="ro2">
          <table:covered-table-cell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/>
        </table:table-row>
        <table:table-row table:style-name="ro2">
          <table:covered-table-cell/>
          <table:covered-table-cell table:style-name="ce11"/>
          <table:table-cell table:style-name="ce1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/>
        </table:table-row>
        <table:table-row table:style-name="ro3">
          <table:table-cell/>
          <table:table-cell table:style-name="ce12" table:number-columns-repeated="7"/>
          <table:table-cell/>
        </table:table-row>
        <table:table-row table:style-name="ro2">
          <table:table-cell table:style-name="ce3" office:value-type="string" calcext:value-type="string">
            <text:p>TOTAL (min)</text:p>
          </table:table-cell>
          <table:table-cell table:style-name="ce15" table:formula="of:=SUM([.B10:.B11];[.B17:.B20];[.B34:.B41])" office:value-type="float" office:value="360" calcext:value-type="float">
            <text:p>360</text:p>
          </table:table-cell>
          <table:table-cell table:style-name="ce15" table:formula="of:=SUM([.C28:.C31];[.C35:.C43])" office:value-type="float" office:value="260" calcext:value-type="float">
            <text:p>260</text:p>
          </table:table-cell>
          <table:table-cell table:style-name="ce15" table:formula="of:=SUM([.D25:.D31];[.D35:.D43])" office:value-type="float" office:value="320" calcext:value-type="float">
            <text:p>320</text:p>
          </table:table-cell>
          <table:table-cell table:style-name="ce15" table:formula="of:=SUM([.E34:.E43];[.E2:.E8])" office:value-type="float" office:value="340" calcext:value-type="float">
            <text:p>340</text:p>
          </table:table-cell>
          <table:table-cell table:style-name="ce15" table:formula="of:=SUM([.F2:.F5];[.F39:.F43])" office:value-type="float" office:value="180" calcext:value-type="float">
            <text:p>180</text:p>
          </table:table-cell>
          <table:table-cell table:style-name="ce15" table:formula="of:=SUM([.G9:.G13];[.G17:.G31];[.G35:.G43])" office:value-type="float" office:value="580" calcext:value-type="float">
            <text:p>580</text:p>
          </table:table-cell>
          <table:table-cell table:style-name="ce15" table:formula="of:=SUM([.H2:.H13];[.H17:.H31];[.H35])" office:value-type="float" office:value="560" calcext:value-type="float">
            <text:p>560</text:p>
          </table:table-cell>
          <table:table-cell table:style-name="ce15" table:formula="of:=SUM([.B45:.H45])/60" office:value-type="float" office:value="43.3333333333333" calcext:value-type="float">
            <text:p>43.3333333333</text:p>
          </table:table-cell>
        </table:table-row>
        <table:table-row table:style-name="ro2">
          <table:table-cell table:style-name="ce4"/>
          <table:table-cell table:style-name="ce15" table:number-columns-repeated="8"/>
        </table:table-row>
        <table:table-row table:style-name="ro3" table:number-rows-repeated="4">
          <table:table-cell/>
          <table:table-cell table:style-name="ce12" table:number-columns-repeated="7"/>
          <table:table-cell/>
        </table:table-row>
        <table:table-row table:style-name="ro3">
          <table:table-cell office:value-type="string" calcext:value-type="string">
            <text:p>Légende</text:p>
          </table:table-cell>
          <table:table-cell table:style-name="ce14" office:value-type="string" calcext:value-type="string">
            <text:p>Manger</text:p>
          </table:table-cell>
          <table:table-cell table:style-name="ce16" office:value-type="string" calcext:value-type="string">
            <text:p>Déplacement</text:p>
          </table:table-cell>
          <table:table-cell table:style-name="ce17" office:value-type="string" calcext:value-type="string">
            <text:p>Cours / Exercices (28 h)</text:p>
          </table:table-cell>
          <table:table-cell table:style-name="ce10" office:value-type="string" calcext:value-type="string">
            <text:p>Travail personnel (&gt; 32h)</text:p>
          </table:table-cell>
          <table:table-cell table:style-name="ce12" table:number-columns-repeated="3"/>
          <table:table-cell/>
        </table:table-row>
      </table:table>
      <table:named-expressions>
        <table:named-range table:name="HTML_1" table:base-cell-address="$Temps_de_travail.$A$1" table:cell-range-address=".$A$1:.$G$33"/>
        <table:named-range table:name="HTML_2" table:base-cell-address="$Temps_de_travail.$A$1" table:cell-range-address=".$A$35:.$I$41"/>
        <table:named-range table:name="HTML_all" table:base-cell-address="$Temps_de_travail.$A$1" table:cell-range-address=".$A$1:.$I$41"/>
        <table:named-expression table:name="HTML_tables" table:base-cell-address="$Temps_de_travail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.00.0000</text:date>, <text:time style:data-style-name="N2" text:time-value="15:18:00.680625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6T16:15:09.774095952</dc:date>
    <meta:editing-duration>PT1H30M22S</meta:editing-duration>
    <meta:editing-cycles>21</meta:editing-cycles>
    <meta:generator>LibreOffice/5.1.6.2$Linux_X86_64 LibreOffice_project/10m0$Build-2</meta:generator>
    <meta:document-statistic meta:table-count="2" meta:cell-count="504" meta:object-count="0"/>
  </office:meta>
</office:document-meta>
</file>